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5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5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5"><text:soft-page-break/><text:span text:style-name="T7">Wed Oct 31, 2018 </text:span><text:span text:style-name="T8">4.2 miles</text:span></text:p>
      <text:p text:style-name="P17">Warmup: <text:span text:style-name="T3">1 mile in 9:45 </text:span></text:p>
      <text:p text:style-name="P18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9">My times: 3:50, 3:46, 3:42, 3:37 </text:p>
      <text:p text:style-name="P19">My average pace for the last interval was 7:36/mile.</text:p>
      <text:p text:style-name="P15"><text:span text:style-name="T8">Warmdown: </text:span><text:span text:style-name="T7">0.8 mile jog</text:span> </text:p>
      <text:p text:style-name="P15"/>
      <text:p text:style-name="P16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4"><text:span text:style-name="T9">Times: 58s for the 200m and about 2:00 for the 400's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10T19:54:25.09</dc:date>
    <dc:creator>James  Lombardi</dc:creator>
    <meta:editing-duration>P4DT11H34M36S</meta:editing-duration>
    <meta:editing-cycles>377</meta:editing-cycles>
    <meta:generator>OpenOffice/4.1.2$Win32 OpenOffice.org_project/412m3$Build-9782</meta:generator>
    <meta:document-statistic meta:table-count="0" meta:image-count="0" meta:object-count="0" meta:page-count="5" meta:paragraph-count="158" meta:word-count="1667" meta:character-count="8388"/>
  </office:meta>
</office:document-meta>
</file>